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Roman No9 L" svg:font-family="'Nimbus Roman No9 L'" style:font-family-generic="roman"/>
    <style:font-face style:name="FreeSans1" svg:font-family="FreeSans" style:font-family-generic="swiss"/>
    <style:font-face style:name="Nimbus Sans L" svg:font-family="'Nimbus Sans L'"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9pt" style:font-size-asian="7.84999990463257pt" style:font-size-complex="9pt"/>
    </style:style>
    <style:style style:name="P2" style:family="paragraph" style:parent-style-name="Standard">
      <style:text-properties fo:font-size="10pt" style:text-underline-style="solid" style:text-underline-width="auto" style:text-underline-color="font-color" style:font-size-asian="10pt" style:font-size-complex="10pt"/>
    </style:style>
    <style:style style:name="P3" style:family="paragraph" style:parent-style-name="Standard" style:list-style-name="L1"/>
    <style:style style:name="P4" style:family="paragraph" style:parent-style-name="Standard" style:list-style-name="L2"/>
    <style:style style:name="T1" style:family="text">
      <style:text-properties fo:font-size="9pt" style:font-size-asian="7.84999990463257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A quick summary of what I've done to make XenClient work with a new libvhd2.</text:p>
      <text:p text:style-name="P1"/>
      <text:p text:style-name="P1"/>
      <text:p text:style-name="P1">1.</text:p>
      <text:p text:style-name="P1">I took a look at the BlockTap code and how it interacts with the existing libvhd.</text:p>
      <text:p text:style-name="P1">It seems that it implements a kind of home-made asynchronous file IO scheduler plus uses bits from standard libaio. Looks pretty convoluted. Moreover, because libaio deals with standard file descriptors for asynchronous IO, the existing libvhd has to provide its file descriptor to tapdisk.</text:p>
      <text:p text:style-name="P1">On the other hand, VHD file isn't a normal linear file, it has embedded metadata like Headers, BAT, bitmaps etc. It can also be non-liear, <text:s/>i.e. consecutive logical sector numbers <text:s/>don't have to correspond to the consecutive physical sectors in the VHD file.</text:p>
      <text:p text:style-name="P1">That's the reason why libvhd has to expose all its internals like headers and metadata and its API is a mess. </text:p>
      <text:p text:style-name="P1"/>
      <text:p text:style-name="P1">Moreover, tapdisk (see "block-vhd.c") is implementing a lot of the VHD file metadata handling, <text:s/>I.e. the same functionality of metadata caching, accessing BAT and bitmaps exists both in libvhd and tapdisk. Of cause, it is implemented absolutely differently.</text:p>
      <text:p text:style-name="P1">It is because tapdisk asynchronous FileIO engine can use VHD file handle to access VHD data only, and it has to understand where these data are situated; in order to do this, it has to understand VHD metadata.</text:p>
      <text:p text:style-name="P1">For efficient metadata acces it has to provide proper caching.</text:p>
      <text:p text:style-name="P1">Thus, a part of the <text:s/>tapdisk providing asynchronous VHD access and the existing libvhd are so tightly coupled, that it isn't possible to separate them.</text:p>
      <text:p text:style-name="P1"/>
      <text:p text:style-name="P1">1.1</text:p>
      <text:p text:style-name="P1">I looked at the data access patterns when booting XenClient and working with WinXP virtual machine.</text:p>
      <text:p text:style-name="P1">It seems that: (it also may be not very precise)</text:p>
      <text:p text:style-name="P1"/>
      <text:list xml:id="list1731767215" text:style-name="L1">
        <text:list-item>
          <text:p text:style-name="P3"><text:span text:style-name="T1">I didn't find any attemps to open Differencing VHD files; All access was to the Fixed and Dynamic ones. Probably I didn't execute appropriate use cases.</text:span></text:p>
        </text:list-item>
        <text:list-item>
          <text:p text:style-name="P3"><text:span text:style-name="T1">there is a huge number of small reads and writes about 4-16K size (is it related to 4K page size?). Actually, almost all data access consists of such small reads/writes. This makes file access very inefficient without caching.</text:span></text:p>
        </text:list-item>
        <text:list-item>
          <text:p text:style-name="P3"><text:span text:style-name="T1">tapkisk/libvhd make quite strange assumptions about number of sectors in the VHD file. It isn't documented anywhere and seem to be a "gray area" in the VHD specs. VHD footer contains at least 2 different fields, which can be used for finding out number of addressable VHD sectors: "DiskGeometry"(CHS) and "CurrentSize". CHS value gives the exact number of sectors, but it turns out that "CurrentSize" (at least for tapdisk-created VHDs) can contain value rounded up to 2MB block size. Current libvhd uses bigger value from "CurrentSize", which is slightly disappoiniting, because allows you addressing sectors outside CHS range. </text:span></text:p>
        </text:list-item>
      </text:list>
      <text:p text:style-name="P1"/>
      <text:p text:style-name="P1">1.2 </text:p>
      <text:p text:style-name="P1">For the sake of experiment I have hacked tapdisk to use synchronous libvh's API to read/write sectors. Seemed to work, though I had to enable file caching, because it was too slow otherwise <text:s/>(too many small reads and writes).</text:p>
      <text:p text:style-name="P1"/>
      <text:p text:style-name="P1"/>
      <text:p text:style-name="P1">2. Using new libvhd2 and tapdisk.</text:p>
      <text:p text:style-name="P1"/>
      <text:p text:style-name="P1">I have hacked tapdisk to use libvhd2 instead of legacy libvhd and it seemed to work in general. </text:p>
      <text:p text:style-name="P1"/>
      <text:list xml:id="list653831928" text:style-name="L2">
        <text:list-item>
          <text:p text:style-name="P4"><text:span text:style-name="T1">it looks that libvhd2 can't be simply used instead of libvhd in the area where it relies on asynchronous fileIO and libaio. I mentioned earlier that libaio needs a normal file descriptor, while libvhd2 can't provide it, because it hides all inside and exposes simple synchronous API. The user of this API doesn't need to and can't know anything about VHD metadata handling. </text:span></text:p>
        </text:list-item>
        <text:list-item>
          <text:p text:style-name="P4"><text:span text:style-name="T1">Thus, I took tapdisk's synchronous "block driver" code block-ram.c and modified it to use libvhd2. I also had to enable VHD file caching because of the huge amount of small reads/writes.</text:span></text:p>
        </text:list-item>
        <text:list-item>
          <text:p text:style-name="P4"><text:span text:style-name="T1">everything seems to work, at least XenClient boots, I can start WinXP virtual machine and do various things in it. The performance looks OK, though libvhd2 is optimized to handle large sequential read/writes.</text:span></text:p>
        </text:list-item>
        <text:list-item>
          <text:p text:style-name="P4"><text:span text:style-name="T1">I haven't modified "libvhd utils" that create/coalesce/do weird stuff with VHD files, because I haven't found appropriate actions that would execute these use cases.</text:span></text:p>
        </text:list-item>
      </text:list>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Nimbus Roman No9 L" svg:font-family="'Nimbus Roman No9 L'" style:font-family-generic="roman"/>
    <style:font-face style:name="FreeSans1" svg:font-family="FreeSans" style:font-family-generic="swiss"/>
    <style:font-face style:name="Nimbus Sans L" svg:font-family="'Nimbus Sans L'"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Nimbus Roman No9 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Nimbus Roman No9 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Nimbus Roman No9 L"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1:51:24</meta:creation-date>
    <meta:generator>LibreOffice/3.5$Linux_x86 LibreOffice_project/350m1$Build-2</meta:generator>
    <dc:date>2012-11-22T11:58:45</dc:date>
    <meta:editing-duration>PT2M11S</meta:editing-duration>
    <meta:editing-cycles>8</meta:editing-cycles>
    <meta:document-statistic meta:table-count="0" meta:image-count="0" meta:object-count="0" meta:page-count="1" meta:paragraph-count="24" meta:word-count="660" meta:character-count="3949" meta:non-whitespace-character-count="3308"/>
  </office:meta>
</office:document-meta>
</file>